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362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115.74pt"/>
    </style:style>
    <style:style style:name="ro1" style:family="table-row">
      <style:table-row-properties style:row-height="27.6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order-left="0.99pt groove #000000" fo:border-right="none" fo:border-top="0.99pt groove #000000"/>
    </style:style>
    <style:style style:name="ce33" style:family="table-cell" style:parent-style-name="Default">
      <style:table-cell-properties fo:border-bottom="none" fo:border-left="0.99pt groove #000000" fo:border-right="none" fo:border-top="none"/>
    </style:style>
    <style:style style:name="ce4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99pt groove #000000" fo:border-left="0.99pt groove #000000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99pt groove #000000"/>
    </style:style>
    <style:style style:name="ce36" style:family="table-cell" style:parent-style-name="Default">
      <style:table-cell-properties fo:border-bottom="0.99pt groove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4">
      <style:table-cell-properties fo:border-bottom="none" fo:border-left="none" fo:border-right="none" fo:border-top="0.99pt groove #000000"/>
    </style:style>
    <style:style style:name="ce38" style:family="table-cell" style:parent-style-name="Default" style:data-style-name="N104"/>
    <style:style style:name="ce16" style:family="table-cell" style:parent-style-name="Default" style:data-style-name="N104">
      <style:table-cell-properties fo:border="none"/>
    </style:style>
    <style:style style:name="ce40" style:family="table-cell" style:parent-style-name="Default" style:data-style-name="N104">
      <style:table-cell-properties fo:border-bottom="0.99pt groove #000000" fo:border-left="none" fo:border-right="none" fo:border-top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4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0.99pt groove #000000" fo:border-top="0.99pt groove #000000"/>
    </style:style>
    <style:style style:name="ce43" style:family="table-cell" style:parent-style-name="Default">
      <style:table-cell-properties fo:border-bottom="none" fo:border-left="none" fo:border-right="0.99pt groove #000000" fo:border-top="none"/>
    </style:style>
    <style:style style:name="ce44" style:family="table-cell" style:parent-style-name="Default">
      <style:table-cell-properties fo:border-bottom="none" fo:wrap-option="wrap" fo:border-left="none" fo:border-right="0.99pt groove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99pt groove #000000" fo:border-left="none" fo:border-right="0.99pt groove #000000" fo:border-top="none"/>
    </style:style>
    <style:style style:name="ce19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104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8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Supplier</text:p>
          </table:table-cell>
          <table:table-cell table:style-name="ce31" office:value-type="string" calcext:value-type="string">
            <text:p>Description</text:p>
          </table:table-cell>
          <table:table-cell table:style-name="ce7" office:value-type="string" calcext:value-type="string">
            <text:p>Unit Cos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Total Cost</text:p>
          </table:table-cell>
          <table:table-cell table:style-name="ce31" office:value-type="string" calcext:value-type="string">
            <text:p>Website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Deck</text:p>
          </table:table-cell>
          <table:table-cell table:style-name="ce35" office:value-type="string" calcext:value-type="string">
            <text:p>Self</text:p>
          </table:table-cell>
          <table:table-cell table:style-name="ce35"/>
          <table:table-cell table:style-name="ce37" office:value-type="currency" office:currency="USD" office:value="0" calcext:value-type="currency">
            <text:p>$0.00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SUM([.D2]*[.E2])" office:value-type="currency" office:currency="USD" office:value="0" calcext:value-type="currency">
            <text:p>$0.00</text:p>
          </table:table-cell>
          <table:table-cell table:style-name="ce42"/>
          <table:table-cell table:number-columns-repeated="2"/>
          <table:table-cell table:style-name="ce14" office:value-type="string" calcext:value-type="string">
            <text:p><text:a xlink:href="https://docs.google.com/spreadsheets/d/1TCeuyCWkOTpibzZKgoFJYLG4FqtzEtCPTcnf8EEbTxE/edit#gid=0" xlink:type="simple">https://docs.google.com/spreadsheets/d/1TCeuyCWkOTpibzZKgoFJYLG4FqtzEtCPTcnf8EEbTxE/edit#gid=0</text:a></text:p>
          </table:table-cell>
          <table:table-cell table:style-name="ce19" office:value-type="string" calcext:value-type="string">
            <text:p>TOTAL</text:p>
          </table:table-cell>
          <table:table-cell/>
          <table:table-cell table:style-name="ce21" table:formula="of:=SUM([.F$1:.F$1048576])" office:value-type="currency" office:currency="USD" office:value="263.9" calcext:value-type="currency">
            <text:p>$263.90</text:p>
          </table:table-cell>
        </table:table-row>
        <table:table-row table:style-name="ro1">
          <table:table-cell table:style-name="ce33" office:value-type="string" calcext:value-type="string">
            <text:p>Trucks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80mm Reverse Kingpin Longboard Truck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float" office:value="2" calcext:value-type="float">
            <text:p>2</text:p>
          </table:table-cell>
          <table:table-cell table:style-name="ce38" table:formula="of:=SUM([.D3]*[.E3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2"/>
          <table:table-cell table:style-name="ce14" office:value-type="string" calcext:value-type="string">
            <text:p><text:a xlink:href="https://www.instructables.com/id/Electric-Longboard-20mph-10-Miles/" xlink:type="simple">https://www.instructables.com/id/Electric-Longboard-20mph-10-Miles/</text:a>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Wheels</text:p>
          </table:table-cell>
          <table:table-cell office:value-type="string" calcext:value-type="string">
            <text:p>Self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office:value-type="float" office:value="4" calcext:value-type="float">
            <text:p>4</text:p>
          </table:table-cell>
          <table:table-cell table:style-name="ce38" table:formula="of:=SUM([.D4]*[.E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Motor</text:p>
          </table:table-cell>
          <table:table-cell office:value-type="string" calcext:value-type="string">
            <text:p>DIYElectricSkatebaord.com</text:p>
          </table:table-cell>
          <table:table-cell office:value-type="string" calcext:value-type="string">
            <text:p>ELECTRIC SKATEBOARD MOTOR 6355 190KV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5]*[.E5])" office:value-type="currency" office:currency="USD" office:value="90" calcext:value-type="currency">
            <text:p>$90.00</text:p>
          </table:table-cell>
          <table:table-cell table:style-name="ce44" office:value-type="string" calcext:value-type="string">
            <text:p><text:a xlink:href="https://diyelectricskateboard.com/products/electric-skateboard-motor-6355-190kv" xlink:type="simple">https://diyelectricskateboard.com/products/electric-skateboard-motor-6355-190kv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Battery</text:p>
          </table:table-cell>
          <table:table-cell office:value-type="string" calcext:value-type="string">
            <text:p>Amazon/Turnigy</text:p>
          </table:table-cell>
          <table:table-cell office:value-type="string" calcext:value-type="string">
            <text:p>Turnigy 5000mAh 3S 20C Lipo Pack w/XT-60</text:p>
          </table:table-cell>
          <table:table-cell office:value-type="currency" office:currency="USD" office:value="25.83" calcext:value-type="currency">
            <text:p>$25.83</text:p>
          </table:table-cell>
          <table:table-cell office:value-type="float" office:value="2" calcext:value-type="float">
            <text:p>2</text:p>
          </table:table-cell>
          <table:table-cell table:style-name="ce38" table:formula="of:=SUM([.D6]*[.E6])" office:value-type="currency" office:currency="USD" office:value="51.66" calcext:value-type="currency">
            <text:p>$51.66</text:p>
          </table:table-cell>
          <table:table-cell table:style-name="ce14" office:value-type="string" calcext:value-type="string">
            <text:p><text:a xlink:href="https://www.amazon.com/Turnigy-5000mAh-Lipo-Pack-XT-60/dp/B0778BWMDB" xlink:type="simple">https://www.amazon.com/Turnigy-5000mAh-Lipo-Pack-XT-60/dp/B0778BWMDB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Charger</text:p>
          </table:table-cell>
          <table:table-cell table:number-columns-repeated="4"/>
          <table:table-cell table:style-name="ce38" table:formula="of:=SUM([.D7]*[.E7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AntiSpark</text:p>
          </table:table-cell>
          <table:table-cell office:value-type="string" calcext:value-type="string">
            <text:p>Amazon/Venom RC</text:p>
          </table:table-cell>
          <table:table-cell office:value-type="string" calcext:value-type="string">
            <text:p>Amass XT90-S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8]*[.E8])" office:value-type="currency" office:currency="USD" office:value="6" calcext:value-type="currency">
            <text:p>$6.00</text:p>
          </table:table-cell>
          <table:table-cell table:style-name="ce44" office:value-type="string" calcext:value-type="string">
            <text:p><text:a xlink:href="https://www.amazon.com/XT90-S-Female-Connector-Battery-Charge/dp/B00RVM8U5W" xlink:type="simple">https://www.amazon.com/XT90-S-Female-Connector-Battery-Charge/dp/B00RVM8U5W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ESC</text:p>
          </table:table-cell>
          <table:table-cell office:value-type="string" calcext:value-type="string">
            <text:p>Amazon/Rcruning</text:p>
          </table:table-cell>
          <table:table-cell office:value-type="string" calcext:value-type="string">
            <text:p>RCruning 120A Brushless ESC</text:p>
          </table:table-cell>
          <table:table-cell office:value-type="currency" office:currency="USD" office:value="53" calcext:value-type="currency">
            <text:p>$53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9]*[.E9])" office:value-type="currency" office:currency="USD" office:value="53" calcext:value-type="currency">
            <text:p>$53.00</text:p>
          </table:table-cell>
          <table:table-cell table:style-name="ce44" office:value-type="string" calcext:value-type="string">
            <text:p><text:a xlink:href="https://www.amazon.com/RCruning-Brushless-Electric-Speed-Controller/dp/B07NVH3DNH/ref=sr_1_4?crid=285LX2JLIYX1Z&amp;keywords=120a+esc&amp;qid=1556855061&amp;s=toys-and-games&amp;sprefix=120a+%2Ctoys-and-games%2C175&amp;sr=1-4" xlink:type="simple">https://www.amazon.com/RCruning-Brushless-Electric-Speed-Controller/dp/B07NVH3DNH/ref=sr_1_4?crid=285LX2JLIYX1Z&amp;keywords=120a+esc&amp;qid=1556855061&amp;s=toys-and-games&amp;sprefix=120a+%2Ctoys-and-games%2C175&amp;sr=1-4</text:a></text:p>
          </table:table-cell>
          <table:table-cell table:number-columns-repeated="2"/>
          <table:table-cell table:style-name="ce20"/>
          <table:table-cell table:number-columns-repeated="3"/>
        </table:table-row>
        <table:table-row table:style-name="ro1">
          <table:table-cell table:style-name="ce33" office:value-type="string" calcext:value-type="string">
            <text:p>Charger Adapter</text:p>
          </table:table-cell>
          <table:table-cell table:number-columns-repeated="4"/>
          <table:table-cell table:style-name="ce38" table:formula="of:=SUM([.D10]*[.E10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Pulley</text:p>
          </table:table-cell>
          <table:table-cell office:value-type="string" calcext:value-type="string">
            <text:p>SUMRAY/Amazon</text:p>
          </table:table-cell>
          <table:table-cell office:value-type="string" calcext:value-type="string">
            <text:p>HTD 5M Timing Pulley 16T 8mm bore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1]*[.E11])" office:value-type="currency" office:currency="USD" office:value="8" calcext:value-type="currency">
            <text:p>$8.00</text:p>
          </table:table-cell>
          <table:table-cell table:style-name="ce44" office:value-type="string" calcext:value-type="string">
            <text:p><text:a xlink:href="https://www.amazon.com/dp/B07FF8XBS7/ref=biss_dp_t_buying_options" xlink:type="simple">https://www.amazon.com/dp/B07FF8XBS7/ref=biss_dp_t_buying_options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Belt</text:p>
          </table:table-cell>
          <table:table-cell office:value-type="string" calcext:value-type="string">
            <text:p>DIYElectricSkatebaord.com</text:p>
          </table:table-cell>
          <table:table-cell office:value-type="string" calcext:value-type="string">
            <text:p>265MM HTD5 12MM BELT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2]*[.E12])" office:value-type="currency" office:currency="USD" office:value="8" calcext:value-type="currency">
            <text:p>$8.00</text:p>
          </table:table-cell>
          <table:table-cell table:style-name="ce44" office:value-type="string" calcext:value-type="string">
            <text:p><text:a xlink:href="https://diyelectricskateboard.com/collections/pulley-timing-belts/products/265mm-htd5-12mm-belt" xlink:type="simple">https://diyelectricskateboard.com/collections/pulley-timing-belts/products/265mm-htd5-12mm-belt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ESC Programmer</text:p>
          </table:table-cell>
          <table:table-cell office:value-type="string" calcext:value-type="string">
            <text:p>HobbyWing</text:p>
          </table:table-cell>
          <table:table-cell office:value-type="string" calcext:value-type="string">
            <text:p>HobbyWing LED Program Card for Car ESC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style-name="ce38" table:formula="of:=SUM([.D13]*[.E13])" office:value-type="currency" office:currency="USD" office:value="12" calcext:value-type="currency">
            <text:p>$12.00</text:p>
          </table:table-cell>
          <table:table-cell table:style-name="ce44" office:value-type="string" calcext:value-type="string">
            <text:p><text:a xlink:href="https://www.amazon.com/HobbyWing-LED-Program-Card-Car/dp/B00AX69CCI" xlink:type="simple">https://www.amazon.com/HobbyWing-LED-Program-Card-Car/dp/B00AX69CCI</text:a>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Motor Mount</text:p>
          </table:table-cell>
          <table:table-cell office:value-type="string" calcext:value-type="string">
            <text:p>Printer?</text:p>
          </table:table-cell>
          <table:table-cell table:number-columns-repeated="3"/>
          <table:table-cell table:style-name="ce38" table:formula="of:=SUM([.D14]*[.E1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Wheel Gear</text:p>
          </table:table-cell>
          <table:table-cell office:value-type="string" calcext:value-type="string">
            <text:p>Printer?</text:p>
          </table:table-cell>
          <table:table-cell table:number-columns-repeated="3"/>
          <table:table-cell table:style-name="ce38" table:formula="of:=SUM([.D15]*[.E15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Casing</text:p>
          </table:table-cell>
          <table:table-cell office:value-type="string" calcext:value-type="string">
            <text:p>Printer?</text:p>
          </table:table-cell>
          <table:table-cell table:style-name="ce8"/>
          <table:table-cell table:style-name="ce16"/>
          <table:table-cell table:style-name="ce8"/>
          <table:table-cell table:style-name="ce16" table:formula="of:=SUM([.D16]*[.E16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Printer Belt</text:p>
          </table:table-cell>
          <table:table-cell office:value-type="string" calcext:value-type="string">
            <text:p>Amazon/Anet</text:p>
          </table:table-cell>
          <table:table-cell office:value-type="string" calcext:value-type="string">
            <text:p>Anet 1.7 Meters GT2 Timing Belt 2mm Pitch 6mm Width PU Material with Steel Wire Fit</text:p>
          </table:table-cell>
          <table:table-cell office:value-type="currency" office:currency="USD" office:value="9.9" calcext:value-type="currency">
            <text:p>$9.90</text:p>
          </table:table-cell>
          <table:table-cell office:value-type="float" office:value="1" calcext:value-type="float">
            <text:p>1</text:p>
          </table:table-cell>
          <table:table-cell table:style-name="ce16" table:formula="of:=SUM([.D17]*[.E17])" office:value-type="currency" office:currency="USD" office:value="9.9" calcext:value-type="currency">
            <text:p>$9.90</text:p>
          </table:table-cell>
          <table:table-cell table:style-name="ce43"/>
          <table:table-cell office:value-type="string" calcext:value-type="string">
            <text:p>Bought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ransmitter</text:p>
          </table:table-cell>
          <table:table-cell table:number-columns-repeated="4"/>
          <table:table-cell table:style-name="ce16" table:formula="of:=SUM([.D18]*[.E18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 office:value-type="string" calcext:value-type="string">
            <text:p>Dual Axis Joystick</text:p>
          </table:table-cell>
          <table:table-cell office:value-type="string" calcext:value-type="string">
            <text:p>SMAKN/Amazon</text:p>
          </table:table-cell>
          <table:table-cell office:value-type="string" calcext:value-type="string">
            <text:p>SMAKN Fr4 Ky-023 Joystick Breakout Module Sensor Shield</text:p>
          </table:table-cell>
          <table:table-cell office:value-type="currency" office:currency="USD" office:value="6.66" calcext:value-type="currency">
            <text:p>$6.66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SUM([.D19]*[.E19])" office:value-type="currency" office:currency="USD" office:value="6.66" calcext:value-type="currency">
            <text:p>$6.66</text:p>
          </table:table-cell>
          <table:table-cell table:style-name="ce44" office:value-type="string" calcext:value-type="string">
            <text:p><text:a xlink:href="https://www.amazon.com/SMAKN-Joystick-Breakout-Arduino-arduino/dp/B014MJLHC4/ref=sxbs_sxwds-stvp?keywords=dual+axis+arduino+potentiometer&amp;pd_rd_i=B014MJLHC4&amp;pd_rd_r=989cf7b0-97bc-46f0-af34-f64c8e4a412d&amp;pd_rd_w=mW4Qu&amp;pd_rd_wg=Esr33&amp;pf_rd_p=a6d018ad-f20b-46c9-8920-433972c7d9b7&amp;pf_rd_r=XWHH4NH5HR19V487VXK0&amp;qid=1557243124&amp;rnid=2470954011&amp;s=electronics" xlink:type="simple">https://www.amazon.com/SMAKN-Joystick-Breakout-Arduino-arduino/dp/B014MJLHC4/ref=sxbs_sxwds-stvp?keywords=dual+axis+arduino+potentiometer&amp;pd_rd_i=B014MJLHC4&amp;pd_rd_r=989cf7b0-97bc-46f0-af34-f64c8e4a412d&amp;pd_rd_w=mW4Qu&amp;pd_rd_wg=Esr33&amp;pf_rd_p=a6d018ad-f20b-46c9-8920-433972c7d9b7&amp;pf_rd_r=XWHH4NH5HR19V487VXK0&amp;qid=1557243124&amp;rnid=2470954011&amp;s=electronics</text:a></text:p>
          </table:table-cell>
          <table:table-cell office:value-type="string" calcext:value-type="string">
            <text:p>Bought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Nano boards</text:p>
          </table:table-cell>
          <table:table-cell office:value-type="string" calcext:value-type="string">
            <text:p>Amazon/LAFVIN</text:p>
          </table:table-cell>
          <table:table-cell office:value-type="string" calcext:value-type="string">
            <text:p>LAFVIN Nano V3.0, Nano Board ATmega328P 5V 16M Micro-Controller Board for Arduino (Nano x 3 with USB Cable)</text:p>
          </table:table-cell>
          <table:table-cell office:value-type="currency" office:currency="USD" office:value="13.99" calcext:value-type="currency">
            <text:p>$13.99</text:p>
          </table:table-cell>
          <table:table-cell office:value-type="float" office:value="1" calcext:value-type="float">
            <text:p>1</text:p>
          </table:table-cell>
          <table:table-cell table:style-name="ce16" table:formula="of:=SUM([.D20]*[.E20])" office:value-type="currency" office:currency="USD" office:value="13.99" calcext:value-type="currency">
            <text:p>$13.99</text:p>
          </table:table-cell>
          <table:table-cell table:style-name="ce44" office:value-type="string" calcext:value-type="string">
            <text:p><text:a xlink:href="https://www.amazon.com/LAFVIN-Board-ATmega328P-Micro-Controller-Arduino/dp/B07G99NNXL/ref=sr_1_3?crid=3BVM5FGQY70R0&amp;keywords=arduino+nano&amp;qid=1557243789&amp;s=gateway&amp;sprefix=arduino+nan%2Caps%2C264&amp;sr=8-3" xlink:type="simple">https://www.amazon.com/LAFVIN-Board-ATmega328P-Micro-Controller-Arduino/dp/B07G99NNXL/ref=sr_1_3?crid=3BVM5FGQY70R0&amp;keywords=arduino+nano&amp;qid=1557243789&amp;s=gateway&amp;sprefix=arduino+nan%2Caps%2C264&amp;sr=8-3</text:a></text:p>
          </table:table-cell>
          <table:table-cell office:value-type="string" calcext:value-type="string">
            <text:p>Bought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Transceiver</text:p>
          </table:table-cell>
          <table:table-cell office:value-type="string" calcext:value-type="string">
            <text:p>HiLetgo/Amazon</text:p>
          </table:table-cell>
          <table:table-cell office:value-type="string" calcext:value-type="string">
            <text:p>HiLetgo 315Mhz RF Transmitter and Receiver Module</text:p>
          </table:table-cell>
          <table:table-cell office:value-type="currency" office:currency="USD" office:value="4.69" calcext:value-type="currency">
            <text:p>$4.69</text:p>
          </table:table-cell>
          <table:table-cell office:value-type="float" office:value="1" calcext:value-type="float">
            <text:p>1</text:p>
          </table:table-cell>
          <table:table-cell table:style-name="ce16" table:formula="of:=SUM([.D21]*[.E21])" office:value-type="currency" office:currency="USD" office:value="4.69" calcext:value-type="currency">
            <text:p>$4.69</text:p>
          </table:table-cell>
          <table:table-cell table:style-name="ce14" office:value-type="string" calcext:value-type="string">
            <text:p><text:a xlink:href="https://www.amazon.com/HiLetgo-Transmitter-Receiver-Arduino-Raspberry/dp/B00LNADJS6/ref=pd_rhf_cr_s_cr_simh_0_10?_encoding=UTF8&amp;pd_rd_i=B00LNADJS6&amp;pd_rd_r=3405620d-31fd-4c17-a71b-e79ae313d0bf&amp;pd_rd_w=BsQMv&amp;pd_rd_wg=p3GKI&amp;pf_rd_p=31caee8f-ce20-49ad-9f29-d71df297ad52&amp;pf_rd_r=26J0W02P7CA7K9CKX216&amp;psc=1&amp;refRID=26J0W02P7CA7K9CKX216" xlink:type="simple">https://www.amazon.com/HiLetgo-Transmitter-Receiver-Arduino-Raspberry/dp/B00LNADJS6/ref=pd_rhf_cr_s_cr_simh_0_10?_encoding=UTF8&amp;pd_rd_i=B00LNADJS6&amp;pd_rd_r=3405620d-31fd-4c17-a71b-e79ae313d0bf&amp;pd_rd_w=BsQMv&amp;pd_rd_wg=p3GKI&amp;pf_rd_p=31caee8f-ce20-49ad-9f29-d71df297ad52&amp;pf_rd_r=26J0W02P7CA7K9CKX216&amp;psc=1&amp;refRID=26J0W02P7CA7K9CKX216</text:a></text:p>
          </table:table-cell>
          <table:table-cell office:value-type="string" calcext:value-type="string">
            <text:p>Bought</text:p>
          </table:table-cell>
          <table:table-cell table:number-columns-repeated="5"/>
        </table:table-row>
        <table:table-row table:style-name="ro1">
          <table:table-cell table:style-name="ce33"/>
          <table:table-cell table:number-columns-repeated="4"/>
          <table:table-cell table:style-name="ce16" table:formula="of:=SUM([.D22]*[.E22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3]*[.E23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4"/>
          <table:table-cell table:style-name="ce16" table:formula="of:=SUM([.D24]*[.E24])" office:value-type="currency" office:currency="USD" office:value="0" calcext:value-type="currency">
            <text:p>$0.00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3"/>
          <table:table-cell table:style-name="ce11"/>
          <table:table-cell table:style-name="ce12"/>
          <table:table-cell table:style-name="ce43"/>
          <table:table-cell table:number-columns-repeated="6"/>
        </table:table-row>
        <table:table-row table:style-name="ro1" table:number-rows-repeated="12">
          <table:table-cell table:style-name="ce33"/>
          <table:table-cell table:number-columns-repeated="5"/>
          <table:table-cell table:style-name="ce43"/>
          <table:table-cell table:number-columns-repeated="6"/>
        </table:table-row>
        <table:table-row table:style-name="ro1">
          <table:table-cell table:style-name="ce33"/>
          <table:table-cell table:number-columns-repeated="5"/>
          <table:table-cell table:style-name="ce43"/>
          <table:table-cell/>
          <table:table-cell table:style-name="ce19" office:value-type="string" calcext:value-type="string">
            <text:p>TOTAL</text:p>
          </table:table-cell>
          <table:table-cell/>
          <table:table-cell table:style-name="ce21" table:formula="of:=SUM([.F$1:.F$1048576])" office:value-type="currency" office:currency="USD" office:value="263.9" calcext:value-type="currency">
            <text:p>$263.90</text:p>
          </table:table-cell>
          <table:table-cell table:number-columns-repeated="2"/>
        </table:table-row>
        <table:table-row table:style-name="ro1" table:number-rows-repeated="3">
          <table:table-cell table:style-name="ce33"/>
          <table:table-cell table:number-columns-repeated="5"/>
          <table:table-cell table:style-name="ce43"/>
          <table:table-cell table:number-columns-repeated="6"/>
        </table:table-row>
        <table:table-row table:style-name="ro1">
          <table:table-cell table:style-name="ce34"/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5"/>
          <table:table-cell table:number-columns-repeated="6"/>
        </table:table-row>
        <table:table-row table:style-name="ro2" table:number-rows-repeated="104853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4:30:42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7:30:12.768000000</meta:creation-date>
    <meta:generator>LibreOffice/6.2.2.2$Windows_X86_64 LibreOffice_project/2b840030fec2aae0fd2658d8d4f9548af4e3518d</meta:generator>
    <dc:date>2019-05-11T15:22:05.177000000</dc:date>
    <meta:editing-duration>PT4H50S</meta:editing-duration>
    <meta:editing-cycles>11</meta:editing-cycles>
    <meta:document-statistic meta:table-count="1" meta:cell-count="127" meta:object-count="0"/>
  </office:meta>
</office:document-meta>
</file>